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42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56" table:default-cell-style-name="ce4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ke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CB Radio Inte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WA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CB Head Inte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WAY</text:p>
          </table:table-cell>
          <table:table-cell table:number-columns-repeated="60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Raspberry Pi P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RASPBERRY PI PICO</text:p>
          </table:table-cell>
          <table:table-cell office:value-type="float" office:value="3643332" calcext:value-type="float">
            <text:p>3643332</text:p>
          </table:table-cell>
          <table:table-cell table:style-name="ce6" office:value-type="string" calcext:value-type="string">
            <text:p>358-SC0915 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6"/>
          <table:table-cell table:number-columns-repeated="57"/>
        </table:table-row>
        <table:table-row table:style-name="ro1">
          <table:table-cell office:value-type="string" calcext:value-type="string">
            <text:p>Digital POT 10K 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013T-103E/CH</text:p>
          </table:table-cell>
          <table:table-cell office:value-type="float" office:value="1834923" calcext:value-type="float">
            <text:p>1834923</text:p>
          </table:table-cell>
          <table:table-cell table:style-name="ce6" office:value-type="string" calcext:value-type="string">
            <text:p>579-MCP4013T-103E/CH </text:p>
          </table:table-cell>
          <table:table-cell office:value-type="string" calcext:value-type="string">
            <text:p>MCP4013T-103E/CHCT-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FC Connector 0.5mm Pitch Bottom Contacts 30 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</text:p>
          </table:table-cell>
          <table:table-cell table:style-name="ce6" office:value-type="string" calcext:value-type="string">
            <text:p>505110-3091 </text:p>
          </table:table-cell>
          <table:table-cell office:value-type="float" office:value="2500024" calcext:value-type="float">
            <text:p>2500024</text:p>
          </table:table-cell>
          <table:table-cell table:style-name="ce6" office:value-type="string" calcext:value-type="string">
            <text:p>538-505110-3091 </text:p>
          </table:table-cell>
          <table:table-cell table:style-name="ce6" office:value-type="string" calcext:value-type="string">
            <text:p>WM11291CT-ND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FC Cable 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th</text:p>
          </table:table-cell>
          <table:table-cell office:value-type="float" office:value="687630050002" calcext:value-type="float">
            <text:p>687630050002</text:p>
          </table:table-cell>
          <table:table-cell office:value-type="float" office:value="1908531" calcext:value-type="float">
            <text:p>1908531</text:p>
          </table:table-cell>
          <table:table-cell table:style-name="ce6" office:value-type="string" calcext:value-type="string">
            <text:p>710-687630050002 </text:p>
          </table:table-cell>
          <table:table-cell table:style-name="ce6" office:value-type="string" calcext:value-type="string">
            <text:p>732-3569-ND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J45 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SS-60000-009</text:p>
          </table:table-cell>
          <table:table-cell office:value-type="float" office:value="1572188" calcext:value-type="float">
            <text:p>1572188</text:p>
          </table:table-cell>
          <table:table-cell table:style-name="ce6" office:value-type="string" calcext:value-type="string">
            <text:p>530-SS-60000-009 </text:p>
          </table:table-cell>
          <table:table-cell table:style-name="ce6" office:value-type="string" calcext:value-type="string">
            <text:p>380-1096-ND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ctile Switch 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645SL50-2 LFS</text:p>
          </table:table-cell>
          <table:table-cell office:value-type="float" office:value="2435162" calcext:value-type="float">
            <text:p>2435162</text:p>
          </table:table-cell>
          <table:table-cell table:style-name="ce6" office:value-type="string" calcext:value-type="string">
            <text:p>611-PTS645SL502 </text:p>
          </table:table-cell>
          <table:table-cell table:style-name="ce6" office:value-type="string" calcext:value-type="string">
            <text:p>CKN9092-ND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-Rite</text:p>
          </table:table-cell>
          <table:table-cell table:style-name="ce7" office:value-type="string" calcext:value-type="string">
            <text:p>2512067007Y3</text:p>
          </table:table-cell>
          <table:table-cell table:style-name="ce7" office:value-type="float" office:value="1653393" calcext:value-type="float">
            <text:p>1653393</text:p>
          </table:table-cell>
          <table:table-cell office:value-type="string" calcext:value-type="string">
            <text:p>623-2512067007Y3</text:p>
          </table:table-cell>
          <table:table-cell table:style-name="ce8" office:value-type="string" calcext:value-type="string">
            <text:p>1934-1490-1-ND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pacitor 100n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CA001225</text:p>
          </table:table-cell>
          <table:table-cell office:value-type="float" office:value="1856422" calcext:value-type="float">
            <text:p>18564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acitor 100p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805N101J500CT</text:p>
          </table:table-cell>
          <table:table-cell office:value-type="float" office:value="1759203" calcext:value-type="float">
            <text:p>1759203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Capacitor 10n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SH21B103K100CT</text:p>
          </table:table-cell>
          <table:table-cell table:style-name="ce7" office:value-type="float" office:value="1856414" calcext:value-type="float">
            <text:p>18564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sistor 100K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MR08X104 JTL</text:p>
          </table:table-cell>
          <table:table-cell office:value-type="float" office:value="2073613" calcext:value-type="float">
            <text:p>20736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sistor 1K 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MR08X102 JTL</text:p>
          </table:table-cell>
          <table:table-cell office:value-type="float" office:value="2073611" calcext:value-type="float">
            <text:p>20736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sistor 0 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MR08X000 PTL</text:p>
          </table:table-cell>
          <table:table-cell office:value-type="float" office:value="2073603" calcext:value-type="float">
            <text:p>20736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 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826936-2</text:p>
          </table:table-cell>
          <table:table-cell office:value-type="float" office:value="3133821" calcext:value-type="float">
            <text:p>3133821</text:p>
          </table:table-cell>
          <table:table-cell office:value-type="string" calcext:value-type="string">
            <text:p>571-826936-2</text:p>
          </table:table-cell>
          <table:table-cell office:value-type="string" calcext:value-type="string">
            <text:p>A122912-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Pin 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382811-8</text:p>
          </table:table-cell>
          <table:table-cell office:value-type="float" office:value="2751487" calcext:value-type="float">
            <text:p>2751487</text:p>
          </table:table-cell>
          <table:table-cell office:value-type="string" calcext:value-type="string">
            <text:p>571-3828118</text:p>
          </table:table-cell>
          <table:table-cell office:value-type="string" calcext:value-type="string">
            <text:p>A26228-ND</text:p>
          </table:table-cell>
          <table:table-cell table:number-columns-repeated="56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RJ45 CAT7 Cable </text:p>
          </table:table-cell>
          <table:table-cell table:number-columns-repeated="62"/>
        </table:table-row>
        <table:table-row table:style-name="ro1" table:number-rows-repeated="1048553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 style:data-style-name="N2" text:time-value="12:33:16.0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3-07-05T12:34:07.468000000</dc:date>
    <meta:editing-duration>PT2H9M51S</meta:editing-duration>
    <meta:editing-cycles>10</meta:editing-cycles>
    <meta:document-statistic meta:table-count="1" meta:cell-count="106" meta:object-count="0"/>
  </office:meta>
</office:document-meta>
</file>